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AC000001ADE78570A4C8837FA2.jpg" manifest:media-type="image/jpe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6.6931in" style:rel-width="100%" fo:margin-left="0in" style:page-number="auto" table:align="left"/>
    </style:style>
    <style:style style:name="Table1.A" style:family="table-column">
      <style:table-column-properties style:column-width="4.6875in" style:rel-column-width="6750*"/>
    </style:style>
    <style:style style:name="Table1.B" style:family="table-column">
      <style:table-column-properties style:column-width="2.0056in" style:rel-column-width="2888*"/>
    </style:style>
    <style:style style:name="Table1.1" style:family="table-row">
      <style:table-row-properties style:min-row-height="0.3938in"/>
    </style:style>
    <style:style style:name="Table1.A1" style:family="table-cell">
      <style:table-cell-properties style:vertical-align="middle" fo:padding-left="0.075in" fo:padding-right="0.075in" fo:padding-top="0in" fo:padding-bottom="0in" fo:border="1pt solid #000000"/>
    </style:style>
    <style:style style:name="P1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ize="9pt" fo:font-weight="bold" officeooo:rsid="00138238" officeooo:paragraph-rsid="00138238" style:font-size-asian="9pt" style:font-weight-asian="bold" style:font-size-complex="9pt"/>
    </style:style>
    <style:style style:name="P2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ize="9pt" fo:font-weight="bold" officeooo:rsid="00138238" officeooo:paragraph-rsid="00262d77" style:font-size-asian="9pt" style:font-weight-asian="bold" style:font-size-complex="9pt"/>
    </style:style>
    <style:style style:name="P3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size="9pt" fo:language="ca" fo:country="ES" fo:font-weight="bold" officeooo:rsid="00138238" officeooo:paragraph-rsid="00138238" style:font-size-asian="9pt" style:font-weight-asian="bold" style:font-size-complex="9pt"/>
    </style:style>
    <style:style style:name="P4" style:family="paragraph" style:parent-style-name="Normal">
      <style:paragraph-properties fo:margin-top="0in" fo:margin-bottom="0in" loext:contextual-spacing="false" fo:line-height="100%" fo:text-align="center" style:justify-single-word="false" fo:break-before="page"/>
      <style:text-properties fo:font-size="9pt" fo:font-weight="bold" officeooo:rsid="00138238" officeooo:paragraph-rsid="00138238" style:font-size-asian="9pt" style:font-weight-asian="bold" style:font-size-complex="9pt"/>
    </style:style>
    <style:style style:name="P5" style:family="paragraph" style:parent-style-name="Standard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6c73ee"/>
    </style:style>
    <style:style style:name="P6" style:family="paragraph" style:parent-style-name="Standard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style:font-name="Calibri1" style:text-underline-style="none" officeooo:rsid="004f05ba" officeooo:paragraph-rsid="0051408a"/>
    </style:style>
    <style:style style:name="P7" style:family="paragraph" style:parent-style-name="Standard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style:font-name="Calibri1" style:text-underline-style="none" officeooo:rsid="00678c8e" officeooo:paragraph-rsid="00678c8e"/>
    </style:style>
    <style:style style:name="P8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officeooo:paragraph-rsid="0015f16d"/>
    </style:style>
    <style:style style:name="P9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officeooo:paragraph-rsid="005c0e24"/>
    </style:style>
    <style:style style:name="P10" style:family="paragraph" style:parent-style-name="Normal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/>
      <style:text-properties officeooo:rsid="0053d496"/>
    </style:style>
    <style:style style:name="P11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use-window-font-color="true" style:font-name="Calibri1" fo:font-weight="normal" officeooo:rsid="0053d496" officeooo:paragraph-rsid="005c0e24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use-window-font-color="true" style:font-name="Calibri1" fo:font-weight="normal" officeooo:rsid="00067cfd" officeooo:paragraph-rsid="0015f16d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use-window-font-color="true" style:font-name="Calibri1" fo:font-style="normal" style:text-underline-style="none" fo:font-weight="normal" officeooo:rsid="00067cfd" officeooo:paragraph-rsid="007f917c" style:font-style-asian="normal" style:font-weight-asian="normal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use-window-font-color="true" style:font-name="Calibri1" style:text-underline-style="none" fo:font-weight="normal" officeooo:rsid="00067cfd" officeooo:paragraph-rsid="007f917c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in" style:auto-text-indent="false" fo:background-color="transparent"/>
      <style:text-properties officeooo:paragraph-rsid="005cce05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in" style:auto-text-indent="false" fo:background-color="transparent"/>
      <style:text-properties officeooo:paragraph-rsid="006a7560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in" style:auto-text-indent="false" fo:background-color="transparent"/>
      <style:text-properties officeooo:paragraph-rsid="007502fe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officeooo:paragraph-rsid="005c0e24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officeooo:paragraph-rsid="007f9264"/>
    </style:style>
    <style:style style:name="P20" style:family="paragraph" style:parent-style-name="Standard" style:list-style-name="L1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5a8fdc"/>
    </style:style>
    <style:style style:name="P21" style:family="paragraph" style:parent-style-name="Standard" style:list-style-name="L1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47c1a7"/>
    </style:style>
    <style:style style:name="P22" style:family="paragraph" style:parent-style-name="Standard" style:list-style-name="L1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4f05ba"/>
    </style:style>
    <style:style style:name="P23" style:family="paragraph" style:parent-style-name="Standard" style:list-style-name="L1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504432"/>
    </style:style>
    <style:style style:name="P24" style:family="paragraph" style:parent-style-name="Standard" style:list-style-name="L1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49b7d0"/>
    </style:style>
    <style:style style:name="P25" style:family="paragraph" style:parent-style-name="Standard" style:list-style-name="L2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5c0e24"/>
    </style:style>
    <style:style style:name="P26" style:family="paragraph" style:parent-style-name="Standard" style:list-style-name="L2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51408a"/>
    </style:style>
    <style:style style:name="P27" style:family="paragraph" style:parent-style-name="Standard" style:list-style-name="L2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504432"/>
    </style:style>
    <style:style style:name="P28" style:family="paragraph" style:parent-style-name="Standard" style:list-style-name="L2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64d56d"/>
    </style:style>
    <style:style style:name="P29" style:family="paragraph" style:parent-style-name="Standard" style:list-style-name="L3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691949"/>
    </style:style>
    <style:style style:name="P30" style:family="paragraph" style:parent-style-name="Standard" style:list-style-name="L4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7502fe"/>
    </style:style>
    <style:style style:name="P31" style:family="paragraph" style:parent-style-name="Standard" style:list-style-name="L5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63f8a7"/>
    </style:style>
    <style:style style:name="P32" style:family="paragraph" style:parent-style-name="Standard" style:list-style-name="L5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7849f0"/>
    </style:style>
    <style:style style:name="P33" style:family="paragraph" style:parent-style-name="Standard" style:list-style-name="L5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62645b"/>
    </style:style>
    <style:style style:name="P34" style:family="paragraph" style:parent-style-name="Standard" style:list-style-name="L5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paragraph-rsid="007d501e"/>
    </style:style>
    <style:style style:name="P35" style:family="paragraph" style:parent-style-name="Standard" style:list-style-name="L1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style:font-name="Calibri1" officeooo:rsid="0047c1a7" officeooo:paragraph-rsid="0047c1a7"/>
    </style:style>
    <style:style style:name="P36" style:family="paragraph" style:parent-style-name="Standard" style:list-style-name="L2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style:font-name="Calibri1" officeooo:rsid="004f05ba" officeooo:paragraph-rsid="005c0e24"/>
    </style:style>
    <style:style style:name="P37" style:family="paragraph" style:parent-style-name="Standard" style:list-style-name="L2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style:font-name="Calibri1" officeooo:rsid="0053247f" officeooo:paragraph-rsid="005c0e24"/>
    </style:style>
    <style:style style:name="P38" style:family="paragraph" style:parent-style-name="Standard" style:list-style-name="L2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style:font-name="Calibri1" officeooo:rsid="0053247f" officeooo:paragraph-rsid="007f9264"/>
    </style:style>
    <style:style style:name="P39" style:family="paragraph" style:parent-style-name="Standard" style:list-style-name="L2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style:font-name="Calibri1" officeooo:rsid="00504432" officeooo:paragraph-rsid="00508adb"/>
    </style:style>
    <style:style style:name="P40" style:family="paragraph" style:parent-style-name="Standard" style:list-style-name="L3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style:font-name="Calibri1" style:text-underline-style="none" officeooo:rsid="00691949" officeooo:paragraph-rsid="00691949"/>
    </style:style>
    <style:style style:name="P41" style:family="paragraph" style:parent-style-name="Standard" style:list-style-name="L1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style:text-underline-style="none" officeooo:paragraph-rsid="0049b7d0"/>
    </style:style>
    <style:style style:name="P42" style:family="paragraph" style:parent-style-name="Standard" style:list-style-name="L2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style:text-underline-style="none" officeooo:rsid="0051408a" officeooo:paragraph-rsid="005cce05"/>
    </style:style>
    <style:style style:name="P43" style:family="paragraph" style:parent-style-name="Standard" style:list-style-name="L2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rsid="005c0e24" officeooo:paragraph-rsid="005c0e24"/>
    </style:style>
    <style:style style:name="P44" style:family="paragraph" style:parent-style-name="Standard" style:list-style-name="L2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rsid="004f05ba" officeooo:paragraph-rsid="005c0e24"/>
    </style:style>
    <style:style style:name="P45" style:family="paragraph" style:parent-style-name="Standard" style:list-style-name="L3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officeooo:rsid="006fcec8" officeooo:paragraph-rsid="006fcec8"/>
    </style:style>
    <style:style style:name="P46" style:family="paragraph" style:parent-style-name="Standard" style:list-style-name="L5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style:use-window-font-color="true" style:font-name="Calibri1" fo:font-style="normal" style:text-underline-style="none" fo:font-weight="normal" officeooo:rsid="0062645b" officeooo:paragraph-rsid="0063f8a7" style:font-style-asian="normal" style:font-weight-asian="normal" style:font-style-complex="normal" style:font-weight-complex="normal"/>
    </style:style>
    <style:style style:name="P47" style:family="paragraph" style:parent-style-name="Standard" style:list-style-name="L5">
      <loext:graphic-properties draw:fill="none"/>
      <style:paragraph-properties fo:margin-top="0in" fo:margin-bottom="0in" loext:contextual-spacing="false" fo:text-align="justify" style:justify-single-word="false" fo:background-color="transparent"/>
      <style:text-properties style:use-window-font-color="true" style:font-name="Calibri1" fo:font-style="normal" style:text-underline-style="none" fo:font-weight="normal" officeooo:rsid="007c10ce" officeooo:paragraph-rsid="007c10ce" style:font-style-asian="normal" style:font-weight-asian="normal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.25in" style:auto-text-indent="false" fo:background-color="transparent"/>
      <style:text-properties style:font-name="Calibri1" officeooo:rsid="0045e86a" officeooo:paragraph-rsid="004220aa"/>
    </style:style>
    <style:style style:name="T1" style:family="text">
      <style:text-properties fo:language="ca" fo:country="ES"/>
    </style:style>
    <style:style style:name="T2" style:family="text">
      <style:text-properties fo:language="ca" fo:country="ES" officeooo:rsid="00402956"/>
    </style:style>
    <style:style style:name="T3" style:family="text">
      <style:text-properties style:use-window-font-color="true" style:font-name="Calibri1" fo:font-weight="bold" style:font-weight-asian="bold" style:font-weight-complex="bold"/>
    </style:style>
    <style:style style:name="T4" style:family="text">
      <style:text-properties style:use-window-font-color="true" style:font-name="Calibri1" fo:font-weight="bold" officeooo:rsid="00067cfd" style:font-weight-asian="bold" style:font-weight-complex="bold"/>
    </style:style>
    <style:style style:name="T5" style:family="text">
      <style:text-properties style:use-window-font-color="true" style:font-name="Calibri1" fo:font-weight="bold" officeooo:rsid="005c0e24" style:font-weight-asian="bold" style:font-weight-complex="bold"/>
    </style:style>
    <style:style style:name="T6" style:family="text">
      <style:text-properties style:use-window-font-color="true" style:font-name="Calibri1" fo:font-weight="bold" officeooo:rsid="006a7560" style:font-weight-asian="bold" style:font-weight-complex="bold"/>
    </style:style>
    <style:style style:name="T7" style:family="text">
      <style:text-properties style:use-window-font-color="true" style:font-name="Calibri1" fo:font-weight="bold" officeooo:rsid="0080ab4b" style:font-weight-asian="bold" style:font-weight-complex="bold"/>
    </style:style>
    <style:style style:name="T8" style:family="text">
      <style:text-properties style:use-window-font-color="true" style:font-name="Calibri1" fo:font-weight="normal" officeooo:rsid="00067cfd" style:font-weight-asian="normal" style:font-weight-complex="normal"/>
    </style:style>
    <style:style style:name="T9" style:family="text">
      <style:text-properties style:use-window-font-color="true" style:font-name="Calibri1" fo:font-style="italic" fo:font-weight="normal" officeooo:rsid="00067cfd" style:font-style-asian="italic" style:font-weight-asian="normal" style:font-style-complex="italic" style:font-weight-complex="normal"/>
    </style:style>
    <style:style style:name="T10" style:family="text">
      <style:text-properties style:use-window-font-color="true" style:font-name="Calibri1" fo:font-style="italic" fo:font-weight="normal" officeooo:rsid="0053d496" style:font-style-asian="italic" style:font-weight-asian="normal" style:font-style-complex="italic" style:font-weight-complex="normal"/>
    </style:style>
    <style:style style:name="T11" style:family="text">
      <style:text-properties style:use-window-font-color="true" style:font-name="Calibri1" style:text-underline-style="none" fo:font-weight="bold" officeooo:rsid="00067cfd" style:font-weight-asian="bold" style:font-weight-complex="bold"/>
    </style:style>
    <style:style style:name="T12" style:family="text">
      <style:text-properties style:use-window-font-color="true" style:font-name="Calibri1" style:text-underline-style="none" fo:font-weight="bold" officeooo:rsid="00a29a73" style:font-weight-asian="bold" style:font-weight-complex="bold"/>
    </style:style>
    <style:style style:name="T13" style:family="text">
      <style:text-properties style:use-window-font-color="true" style:font-name="Calibri1" style:text-underline-style="none" fo:font-weight="bold" officeooo:rsid="005cce05" style:font-weight-asian="bold" style:font-weight-complex="bold"/>
    </style:style>
    <style:style style:name="T14" style:family="text">
      <style:text-properties style:use-window-font-color="true" style:font-name="Calibri1" style:text-underline-style="none" fo:font-weight="bold" officeooo:rsid="005c0e24" style:font-weight-asian="bold" style:font-weight-complex="bold"/>
    </style:style>
    <style:style style:name="T15" style:family="text">
      <style:text-properties style:use-window-font-color="true" style:font-name="Calibri1" style:text-underline-style="none" fo:font-weight="bold" officeooo:rsid="006a7560" style:font-weight-asian="bold" style:font-weight-complex="bold"/>
    </style:style>
    <style:style style:name="T16" style:family="text">
      <style:text-properties style:use-window-font-color="true" style:font-name="Calibri1" style:text-underline-style="none" fo:font-weight="bold" officeooo:rsid="00745933" style:font-weight-asian="bold" style:font-weight-complex="bold"/>
    </style:style>
    <style:style style:name="T17" style:family="text">
      <style:text-properties style:use-window-font-color="true" style:font-name="Calibri1" style:text-underline-style="none" fo:font-weight="bold" officeooo:rsid="0080ab4b" style:font-weight-asian="bold" style:font-weight-complex="bold"/>
    </style:style>
    <style:style style:name="T18" style:family="text">
      <style:text-properties style:use-window-font-color="true" style:font-name="Calibri1" style:text-underline-style="none" fo:font-weight="normal" officeooo:rsid="00067cfd" style:font-weight-asian="normal" style:font-weight-complex="normal"/>
    </style:style>
    <style:style style:name="T19" style:family="text">
      <style:text-properties style:use-window-font-color="true" style:font-name="Calibri1" style:text-underline-style="none" fo:font-weight="normal" officeooo:rsid="0053d496" style:font-weight-asian="normal" style:font-weight-complex="normal"/>
    </style:style>
    <style:style style:name="T20" style:family="text">
      <style:text-properties style:use-window-font-color="true" style:font-name="Calibri1" style:text-underline-style="none" fo:font-weight="normal" officeooo:rsid="004f05ba" style:font-weight-asian="normal" style:font-weight-complex="normal"/>
    </style:style>
    <style:style style:name="T21" style:family="text">
      <style:text-properties style:use-window-font-color="true" style:font-name="Calibri1" fo:font-style="normal" style:text-underline-style="none" fo:font-weight="normal" officeooo:rsid="00623d28" style:font-style-asian="normal" style:font-weight-asian="normal" style:font-style-complex="normal" style:font-weight-complex="normal"/>
    </style:style>
    <style:style style:name="T22" style:family="text">
      <style:text-properties style:use-window-font-color="true" style:font-name="Calibri1" fo:font-style="normal" style:text-underline-style="none" fo:font-weight="normal" officeooo:rsid="0062645b" style:font-style-asian="normal" style:font-weight-asian="normal" style:font-style-complex="normal" style:font-weight-complex="normal"/>
    </style:style>
    <style:style style:name="T23" style:family="text">
      <style:text-properties style:use-window-font-color="true" style:font-name="Calibri1" fo:font-style="normal" style:text-underline-style="none" fo:font-weight="normal" officeooo:rsid="0063f8a7" style:font-style-asian="normal" style:font-weight-asian="normal" style:font-style-complex="normal" style:font-weight-complex="normal"/>
    </style:style>
    <style:style style:name="T24" style:family="text">
      <style:text-properties style:use-window-font-color="true" style:font-name="Calibri1" fo:font-style="normal" style:text-underline-style="none" fo:font-weight="normal" officeooo:rsid="006d317d" style:font-style-asian="normal" style:font-weight-asian="normal" style:font-style-complex="normal" style:font-weight-complex="normal"/>
    </style:style>
    <style:style style:name="T25" style:family="text">
      <style:text-properties style:use-window-font-color="true" style:font-name="Calibri1" fo:font-style="normal" style:text-underline-style="none" fo:font-weight="normal" officeooo:rsid="006deb58" style:font-style-asian="normal" style:font-weight-asian="normal" style:font-style-complex="normal" style:font-weight-complex="normal"/>
    </style:style>
    <style:style style:name="T26" style:family="text">
      <style:text-properties style:use-window-font-color="true" style:font-name="Calibri1" fo:font-style="normal" style:text-underline-style="none" fo:font-weight="normal" officeooo:rsid="007502fe" style:font-style-asian="normal" style:font-weight-asian="normal" style:font-style-complex="normal" style:font-weight-complex="normal"/>
    </style:style>
    <style:style style:name="T27" style:family="text">
      <style:text-properties style:use-window-font-color="true" style:font-name="Calibri1" fo:font-style="normal" style:text-underline-style="none" fo:font-weight="normal" officeooo:rsid="007616ef" style:font-style-asian="normal" style:font-weight-asian="normal" style:font-style-complex="normal" style:font-weight-complex="normal"/>
    </style:style>
    <style:style style:name="T28" style:family="text">
      <style:text-properties style:use-window-font-color="true" style:font-name="Calibri1" fo:font-style="normal" style:text-underline-style="none" fo:font-weight="normal" officeooo:rsid="00766f24" style:font-style-asian="normal" style:font-weight-asian="normal" style:font-style-complex="normal" style:font-weight-complex="normal"/>
    </style:style>
    <style:style style:name="T29" style:family="text">
      <style:text-properties style:use-window-font-color="true" style:font-name="Calibri1" fo:font-style="normal" style:text-underline-style="none" fo:font-weight="normal" officeooo:rsid="007849f0" style:font-style-asian="normal" style:font-weight-asian="normal" style:font-style-complex="normal" style:font-weight-complex="normal"/>
    </style:style>
    <style:style style:name="T30" style:family="text">
      <style:text-properties style:use-window-font-color="true" style:font-name="Calibri1" fo:font-style="normal" style:text-underline-style="none" fo:font-weight="normal" officeooo:rsid="007c10ce" style:font-style-asian="normal" style:font-weight-asian="normal" style:font-style-complex="normal" style:font-weight-complex="normal"/>
    </style:style>
    <style:style style:name="T31" style:family="text">
      <style:text-properties style:use-window-font-color="true" style:font-name="Calibri1" fo:font-style="normal" style:text-underline-style="none" fo:font-weight="normal" officeooo:rsid="007f9264" style:font-style-asian="normal" style:font-weight-asian="normal" style:font-style-complex="normal" style:font-weight-complex="normal"/>
    </style:style>
    <style:style style:name="T32" style:family="text">
      <style:text-properties style:use-window-font-color="true" style:font-name="Calibri1" fo:font-style="normal" style:text-underline-style="none" fo:font-weight="normal" officeooo:rsid="0080ab4b" style:font-style-asian="normal" style:font-weight-asian="normal" style:font-style-complex="normal" style:font-weight-complex="normal"/>
    </style:style>
    <style:style style:name="T33" style:family="text">
      <style:text-properties style:use-window-font-color="true" style:font-name="Calibri1" fo:font-style="normal" style:text-underline-style="none" fo:font-weight="bold" officeooo:rsid="0080ab4b" style:font-style-asian="normal" style:font-weight-asian="bold" style:font-style-complex="normal" style:font-weight-complex="bold"/>
    </style:style>
    <style:style style:name="T34" style:family="text">
      <style:text-properties style:use-window-font-color="true" style:font-name="Calibri1" fo:font-style="normal" style:text-underline-style="none" fo:font-weight="bold" officeooo:rsid="00067cfd" style:font-style-asian="normal" style:font-weight-asian="bold" style:font-style-complex="normal" style:font-weight-complex="bold"/>
    </style:style>
    <style:style style:name="T35" style:family="text">
      <style:text-properties style:use-window-font-color="true" style:font-name="Calibri1" fo:font-style="normal" style:text-underline-style="none" fo:font-weight="bold" officeooo:rsid="007502fe" style:font-style-asian="normal" style:font-weight-asian="bold" style:font-style-complex="normal" style:font-weight-complex="bold"/>
    </style:style>
    <style:style style:name="T36" style:family="text">
      <style:text-properties style:use-window-font-color="true" style:font-name="Calibri1" fo:font-style="normal" style:text-underline-style="none" fo:font-weight="bold" officeooo:rsid="00a29a73" style:font-style-asian="normal" style:font-weight-asian="bold" style:font-style-complex="normal" style:font-weight-complex="bold"/>
    </style:style>
    <style:style style:name="T37" style:family="text">
      <style:text-properties style:use-window-font-color="true" style:font-name="Calibri1" fo:font-style="normal" style:text-underline-style="none" fo:font-weight="bold" officeooo:rsid="00745933" style:font-style-asian="normal" style:font-weight-asian="bold" style:font-style-complex="normal" style:font-weight-complex="bold"/>
    </style:style>
    <style:style style:name="T38" style:family="text">
      <style:text-properties style:use-window-font-color="true" style:font-name="Calibri1" fo:font-style="normal" style:text-underline-style="none" fo:font-weight="bold" officeooo:rsid="005c0e24" style:font-style-asian="normal" style:font-weight-asian="bold" style:font-style-complex="normal" style:font-weight-complex="bold"/>
    </style:style>
    <style:style style:name="T39" style:family="text">
      <style:text-properties style:use-window-font-color="true" style:font-name="Calibri1" fo:font-style="normal" style:text-underline-style="none" fo:font-weight="bold" officeooo:rsid="006a7560" style:font-style-asian="normal" style:font-weight-asian="bold" style:font-style-complex="normal" style:font-weight-complex="bold"/>
    </style:style>
    <style:style style:name="T40" style:family="text">
      <style:text-properties style:use-window-font-color="true" style:font-name="Calibri1" fo:font-style="normal" style:text-underline-style="solid" style:text-underline-width="auto" style:text-underline-color="font-color" fo:font-weight="normal" officeooo:rsid="004f05ba" style:font-style-asian="normal" style:font-weight-asian="normal" style:font-style-complex="normal" style:font-weight-complex="normal"/>
    </style:style>
    <style:style style:name="T41" style:family="text">
      <style:text-properties style:use-window-font-color="true" style:font-name="Calibri1" fo:font-style="normal" style:text-underline-style="solid" style:text-underline-width="auto" style:text-underline-color="font-color" fo:font-weight="normal" officeooo:rsid="0064d56d" style:font-style-asian="normal" style:font-weight-asian="normal" style:font-style-complex="normal" style:font-weight-complex="normal"/>
    </style:style>
    <style:style style:name="T42" style:family="text">
      <style:text-properties style:use-window-font-color="true" style:font-name="Calibri1" fo:font-style="normal" style:text-underline-style="solid" style:text-underline-width="auto" style:text-underline-color="font-color" fo:font-weight="normal" officeooo:rsid="006c73ee" style:font-style-asian="normal" style:font-weight-asian="normal" style:font-style-complex="normal" style:font-weight-complex="normal"/>
    </style:style>
    <style:style style:name="T43" style:family="text">
      <style:text-properties style:use-window-font-color="true" style:font-name="Calibri1" fo:font-style="normal" style:text-underline-style="solid" style:text-underline-width="auto" style:text-underline-color="font-color" fo:font-weight="normal" officeooo:rsid="006cb34c" style:font-style-asian="normal" style:font-weight-asian="normal" style:font-style-complex="normal" style:font-weight-complex="normal"/>
    </style:style>
    <style:style style:name="T44" style:family="text">
      <style:text-properties style:use-window-font-color="true" style:font-name="Calibri1" fo:font-style="normal" style:text-underline-style="solid" style:text-underline-width="auto" style:text-underline-color="font-color" fo:font-weight="normal" officeooo:rsid="007f9264" style:font-style-asian="normal" style:font-weight-asian="normal" style:font-style-complex="normal" style:font-weight-complex="normal"/>
    </style:style>
    <style:style style:name="T45" style:family="text">
      <style:text-properties style:use-window-font-color="true" style:font-name="Calibri1" fo:font-style="normal" style:text-underline-style="solid" style:text-underline-width="auto" style:text-underline-color="font-color" fo:font-weight="normal" officeooo:rsid="0080ab4b" style:font-style-asian="normal" style:font-weight-asian="normal" style:font-style-complex="normal" style:font-weight-complex="normal"/>
    </style:style>
    <style:style style:name="T46" style:family="text">
      <style:text-properties style:use-window-font-color="true" style:font-name="Calibri1" fo:font-style="normal" style:text-underline-style="solid" style:text-underline-width="auto" style:text-underline-color="font-color" fo:font-weight="bold" officeooo:rsid="0080ab4b" style:font-style-asian="normal" style:font-weight-asian="bold" style:font-style-complex="normal" style:font-weight-complex="bold"/>
    </style:style>
    <style:style style:name="T47" style:family="text">
      <style:text-properties style:use-window-font-color="true" style:font-name="Calibri1" style:text-underline-style="solid" style:text-underline-width="auto" style:text-underline-color="font-color" fo:font-weight="normal" officeooo:rsid="00607313" style:font-weight-asian="normal" style:font-weight-complex="normal"/>
    </style:style>
    <style:style style:name="T48" style:family="text">
      <style:text-properties style:use-window-font-color="true" style:font-name="Calibri1" style:text-underline-style="solid" style:text-underline-width="auto" style:text-underline-color="font-color" fo:font-weight="normal" officeooo:rsid="004f05ba" style:font-weight-asian="normal" style:font-weight-complex="normal"/>
    </style:style>
    <style:style style:name="T49" style:family="text">
      <style:text-properties style:use-window-font-color="true" style:font-name="Calibri1" style:text-underline-style="solid" style:text-underline-width="auto" style:text-underline-color="font-color" fo:font-weight="normal" officeooo:rsid="00623d28" style:font-weight-asian="normal" style:font-weight-complex="normal"/>
    </style:style>
    <style:style style:name="T50" style:family="text">
      <style:text-properties style:use-window-font-color="true" style:font-name="Calibri1" style:text-underline-style="solid" style:text-underline-width="auto" style:text-underline-color="font-color" fo:font-weight="normal" officeooo:rsid="0064d56d" style:font-weight-asian="normal" style:font-weight-complex="normal"/>
    </style:style>
    <style:style style:name="T51" style:family="text">
      <style:text-properties style:use-window-font-color="true" style:font-name="Calibri1" style:text-underline-style="solid" style:text-underline-width="auto" style:text-underline-color="font-color" fo:font-weight="normal" officeooo:rsid="006c73ee" style:font-weight-asian="normal" style:font-weight-complex="normal"/>
    </style:style>
    <style:style style:name="T52" style:family="text">
      <style:text-properties style:use-window-font-color="true" style:font-name="Calibri1" style:text-underline-style="solid" style:text-underline-width="auto" style:text-underline-color="font-color" fo:font-weight="normal" officeooo:rsid="007f9264" style:font-weight-asian="normal" style:font-weight-complex="normal"/>
    </style:style>
    <style:style style:name="T53" style:family="text">
      <style:text-properties style:font-name="Calibri1"/>
    </style:style>
    <style:style style:name="T54" style:family="text">
      <style:text-properties style:font-name="Calibri1" fo:font-style="italic" style:text-underline-style="none" officeooo:rsid="005f0338" style:font-style-asian="italic" style:font-style-complex="italic"/>
    </style:style>
    <style:style style:name="T55" style:family="text">
      <style:text-properties style:font-name="Calibri1" officeooo:rsid="004220aa"/>
    </style:style>
    <style:style style:name="T56" style:family="text">
      <style:text-properties style:font-name="Calibri1" officeooo:rsid="00437d61"/>
    </style:style>
    <style:style style:name="T57" style:family="text">
      <style:text-properties style:font-name="Calibri1" officeooo:rsid="0045e86a"/>
    </style:style>
    <style:style style:name="T58" style:family="text">
      <style:text-properties style:font-name="Calibri1" officeooo:rsid="0047c1a7"/>
    </style:style>
    <style:style style:name="T59" style:family="text">
      <style:text-properties style:font-name="Calibri1" officeooo:rsid="0049b7d0"/>
    </style:style>
    <style:style style:name="T60" style:family="text">
      <style:text-properties style:font-name="Calibri1" officeooo:rsid="004b7d33"/>
    </style:style>
    <style:style style:name="T61" style:family="text">
      <style:text-properties style:font-name="Calibri1" officeooo:rsid="004d3619"/>
    </style:style>
    <style:style style:name="T62" style:family="text">
      <style:text-properties style:font-name="Calibri1" officeooo:rsid="004f05ba"/>
    </style:style>
    <style:style style:name="T63" style:family="text">
      <style:text-properties style:font-name="Calibri1" officeooo:rsid="00504432"/>
    </style:style>
    <style:style style:name="T64" style:family="text">
      <style:text-properties style:font-name="Calibri1" officeooo:rsid="00508adb"/>
    </style:style>
    <style:style style:name="T65" style:family="text">
      <style:text-properties style:font-name="Calibri1" officeooo:rsid="0051408a"/>
    </style:style>
    <style:style style:name="T66" style:family="text">
      <style:text-properties style:font-name="Calibri1" officeooo:rsid="0053247f"/>
    </style:style>
    <style:style style:name="T67" style:family="text">
      <style:text-properties style:font-name="Calibri1" officeooo:rsid="0053d496"/>
    </style:style>
    <style:style style:name="T68" style:family="text">
      <style:text-properties style:font-name="Calibri1" style:text-underline-style="none"/>
    </style:style>
    <style:style style:name="T69" style:family="text">
      <style:text-properties style:font-name="Calibri1" style:text-underline-style="none" officeooo:rsid="005cce05"/>
    </style:style>
    <style:style style:name="T70" style:family="text">
      <style:text-properties style:font-name="Calibri1" style:text-underline-style="none" officeooo:rsid="0064d56d"/>
    </style:style>
    <style:style style:name="T71" style:family="text">
      <style:text-properties style:font-name="Calibri1" style:text-underline-style="none" officeooo:rsid="00504432"/>
    </style:style>
    <style:style style:name="T72" style:family="text">
      <style:text-properties style:font-name="Calibri1" style:text-underline-style="none" officeooo:rsid="0053247f"/>
    </style:style>
    <style:style style:name="T73" style:family="text">
      <style:text-properties style:font-name="Calibri1" style:text-underline-style="none" officeooo:rsid="00691949"/>
    </style:style>
    <style:style style:name="T74" style:family="text">
      <style:text-properties style:font-name="Calibri1" style:text-underline-style="none" officeooo:rsid="006c73ee"/>
    </style:style>
    <style:style style:name="T75" style:family="text">
      <style:text-properties style:font-name="Calibri1" style:text-underline-style="none" officeooo:rsid="006fcec8"/>
    </style:style>
    <style:style style:name="T76" style:family="text">
      <style:text-properties style:font-name="Calibri1" fo:font-style="normal" style:text-underline-style="none" officeooo:rsid="00589c82" style:font-style-asian="normal" style:font-style-complex="normal"/>
    </style:style>
    <style:style style:name="T77" style:family="text">
      <style:text-properties style:font-name="Calibri1" fo:font-style="normal" style:text-underline-style="none" officeooo:rsid="005cce05" style:font-style-asian="normal" style:font-style-complex="normal"/>
    </style:style>
    <style:style style:name="T78" style:family="text">
      <style:text-properties style:font-name="Calibri1" fo:font-style="normal" style:text-underline-style="none" officeooo:rsid="005f0338" style:font-style-asian="normal" style:font-style-complex="normal"/>
    </style:style>
    <style:style style:name="T79" style:family="text">
      <style:text-properties style:font-name="Calibri1" fo:font-style="normal" style:text-underline-style="none" officeooo:rsid="00601b98" style:font-style-asian="normal" style:font-style-complex="normal"/>
    </style:style>
    <style:style style:name="T80" style:family="text">
      <style:text-properties style:font-name="Calibri1" fo:font-style="normal" style:text-underline-style="none" officeooo:rsid="00623d28" style:font-style-asian="normal" style:font-style-complex="normal"/>
    </style:style>
    <style:style style:name="T81" style:family="text">
      <style:text-properties style:font-name="Calibri1" fo:font-style="normal" style:text-underline-style="none" officeooo:rsid="0062645b" style:font-style-asian="normal" style:font-style-complex="normal"/>
    </style:style>
    <style:style style:name="T82" style:family="text">
      <style:text-properties style:font-name="Calibri1" fo:font-style="normal" style:text-underline-style="none" officeooo:rsid="006352db" style:font-style-asian="normal" style:font-style-complex="normal"/>
    </style:style>
    <style:style style:name="T83" style:family="text">
      <style:text-properties style:font-name="Calibri1" fo:font-style="normal" style:text-underline-style="none" officeooo:rsid="006cb34c" style:font-style-asian="normal" style:font-style-complex="normal"/>
    </style:style>
    <style:style style:name="T84" style:family="text">
      <style:text-properties style:font-name="Calibri1" fo:font-style="normal" style:text-underline-style="none" officeooo:rsid="007616ef" style:font-style-asian="normal" style:font-style-complex="normal"/>
    </style:style>
    <style:style style:name="T85" style:family="text">
      <style:text-properties style:font-name="Calibri1" fo:font-style="normal" style:text-underline-style="none" officeooo:rsid="007f9264" style:font-style-asian="normal" style:font-style-complex="normal"/>
    </style:style>
    <style:style style:name="T86" style:family="text">
      <style:text-properties style:font-name="Calibri1" fo:font-style="normal" style:text-underline-style="none" fo:font-weight="bold" officeooo:rsid="006cb34c" style:font-style-asian="normal" style:font-weight-asian="bold" style:font-style-complex="normal" style:font-weight-complex="bold"/>
    </style:style>
    <style:style style:name="T87" style:family="text">
      <style:text-properties style:font-name="Calibri1" fo:font-style="normal" style:text-underline-style="none" fo:font-weight="normal" officeooo:rsid="005f0338" style:font-style-asian="normal" style:font-weight-asian="normal" style:font-style-complex="normal" style:font-weight-complex="normal"/>
    </style:style>
    <style:style style:name="T88" style:family="text">
      <style:text-properties style:font-name="Calibri1" officeooo:rsid="005a8fdc"/>
    </style:style>
    <style:style style:name="T89" style:family="text">
      <style:text-properties style:font-name="Calibri1" officeooo:rsid="005cce05"/>
    </style:style>
    <style:style style:name="T90" style:family="text">
      <style:text-properties style:font-name="Calibri1" fo:font-weight="bold" officeooo:rsid="0045e86a" style:font-weight-asian="bold" style:font-weight-complex="bold"/>
    </style:style>
    <style:style style:name="T91" style:family="text">
      <style:text-properties style:font-name="Calibri1" fo:font-weight="bold" officeooo:rsid="004220aa" style:font-weight-asian="bold" style:font-weight-complex="bold"/>
    </style:style>
    <style:style style:name="T92" style:family="text">
      <style:text-properties style:font-name="Calibri1" fo:font-weight="bold" officeooo:rsid="004d3619" style:font-weight-asian="bold" style:font-weight-complex="bold"/>
    </style:style>
    <style:style style:name="T93" style:family="text">
      <style:text-properties style:font-name="Calibri1" officeooo:rsid="0064d56d"/>
    </style:style>
    <style:style style:name="T94" style:family="text">
      <style:text-properties style:font-name="Calibri1" fo:font-weight="normal" officeooo:rsid="0045e86a" style:font-weight-asian="normal" style:font-weight-complex="normal"/>
    </style:style>
    <style:style style:name="T95" style:family="text">
      <style:text-properties style:font-name="Calibri1" fo:font-weight="normal" officeooo:rsid="00678c8e" style:font-weight-asian="normal" style:font-weight-complex="normal"/>
    </style:style>
    <style:style style:name="T96" style:family="text">
      <style:text-properties style:font-name="Calibri1" fo:font-weight="normal" officeooo:rsid="004d3619" style:font-weight-asian="normal" style:font-weight-complex="normal"/>
    </style:style>
    <style:style style:name="T97" style:family="text">
      <style:text-properties style:font-name="Calibri1" officeooo:rsid="006e24c8"/>
    </style:style>
    <style:style style:name="T98" style:family="text">
      <style:text-properties officeooo:rsid="00402956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officeooo:rsid="00691949"/>
    </style:style>
    <style:style style:name="T101" style:family="text">
      <style:text-properties officeooo:rsid="006c73ee"/>
    </style:style>
    <style:style style:name="T102" style:family="text">
      <style:text-properties officeooo:rsid="005c0e2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.3472in, 0.6508in, 0.3035in, 0.7319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CICLO FORMATIVO EN DESARROLLO DE APLICACIONES WEB</text:p>
            <text:p text:style-name="P2">PROGRAMACIÓN <text:span text:style-name="T1">–</text:span> <text:span text:style-name="T98">PRUEBA DE </text:span><text:span text:style-name="T1">EVALUACIÓN </text:span><text:span text:style-name="T2">ORDINARIA</text:span></text:p>
          </table:table-cell>
          <table:table-cell table:style-name="Table1.A1" office:value-type="string">
            <text:p text:style-name="P3">Fecha</text:p>
            <text:p text:style-name="P1"><text:span text:style-name="T98">01</text:span>/0<text:span text:style-name="T98">6</text:span>/2020</text:p>
          </table:table-cell>
        </table:table-row>
      </table:table>
      <text:p text:style-name="P10"><text:span text:style-name="T3"/></text:p>
      <text:p text:style-name="P11">Prueba práctica de programación mediante ordenador. Está permitido consultar apuntes, código propio e información disponible en Internet. No está permitido comunicarse con otras personas.</text:p>
      <text:p text:style-name="P12">________________________________________________________________________________________</text:p>
      <text:p text:style-name="P15"><text:span text:style-name="T4">P</text:span><text:span text:style-name="T7">ROGRAMA</text:span><text:span text:style-name="T5"> 1 (6 P</text:span><text:span text:style-name="T6">UNTOS</text:span><text:span text:style-name="T5">)</text:span></text:p>
      <text:p text:style-name="P8"><text:span text:style-name="T8">En </text:span><text:span text:style-name="T9">La Tienda del Barrio </text:span><text:span text:style-name="T10">S.A.</text:span><text:span text:style-name="T9"> </text:span><text:span text:style-name="T8">necesitan un programa en lenguaje Java que les ayude a gestionar la informa</text:span><text:span text:style-name="T18">ción sobre los artículos que tienen en la tienda, así como </text:span><text:span text:style-name="T19">realizar </text:span><text:span text:style-name="T18">ventas a clientes y compras a proveedores.</text:span><text:span text:style-name="T20"> </text:span><text:span text:style-name="T49">Crea</text:span><text:span text:style-name="T48"> un </text:span><text:span text:style-name="T51">p</text:span><text:span text:style-name="T52">rograma</text:span><text:span text:style-name="T51"> Java</text:span><text:span text:style-name="T50"> </text:span><text:span text:style-name="T49">con</text:span><text:span text:style-name="T48"> las clases </text:span><text:span text:style-name="T47">descritas abajo</text:span><text:span text:style-name="T20">. </text:span><text:span text:style-name="T47">Entrega el proyecto comprimido en ZIP.</text:span></text:p>
      <text:p text:style-name="P9"><text:span text:style-name="T91"/></text:p>
      <text:p text:style-name="P9"><text:span text:style-name="T91">C</text:span><text:span text:style-name="T90">lase ‘Articulo’</text:span><text:span text:style-name="T94"> </text:span><text:span text:style-name="T95">(3 puntos)</text:span></text:p>
      <text:list xml:id="list2431791499" text:style-name="L1">
        <text:list-item>
          <text:p text:style-name="P20"><text:span text:style-name="T57">Un</text:span><text:span text:style-name="T55"> artículo tiene un </text:span><text:span text:style-name="T56">id</text:span><text:span text:style-name="T60">entificador</text:span><text:span text:style-name="T56"> (n</text:span><text:span text:style-name="T60">úmero entero</text:span><text:span text:style-name="T56">), un </text:span><text:span text:style-name="T55">nombre, </text:span><text:span text:style-name="T56">un precio de venta a cliente, un precio de compra a proveedor, un I</text:span><text:span text:style-name="T57">VA</text:span><text:span text:style-name="T56"> (%) y un stock (</text:span><text:span text:style-name="T58">representa la </text:span><text:span text:style-name="T56">cantidad de ese artículo disponible en tienda). </text:span><text:span text:style-name="T88">E</text:span><text:span text:style-name="T57">l nombre y el identificador de un artículo no pued</text:span><text:span text:style-name="T88">e</text:span><text:span text:style-name="T58">n</text:span><text:span text:style-name="T57"> cambiar. El identificador ha de </text:span><text:span text:style-name="T61">establecerse aut</text:span><text:span text:style-name="T97">o</text:span><text:span text:style-name="T61">máticamente y </text:span><text:span text:style-name="T57">ser único. El IVA es el mismo para todos los artículos (un 21%). Tanto el precio de compra como el precio de venta han de ser valores superiores a cero. </text:span><text:span text:style-name="T58">E</text:span><text:span text:style-name="T57">l precio de venta ha de ser superior al precio de compra. </text:span><text:span text:style-name="T58">El stock h</text:span><text:span text:style-name="T61">a de ser superior o igual a cero.</text:span></text:p>
        </text:list-item>
        <text:list-item>
          <text:p text:style-name="P35">Deberá tener un único constructor así como todos los getters y setters que sea posible.</text:p>
        </text:list-item>
        <text:list-item>
          <text:p text:style-name="P21"><text:span text:style-name="T58">Deberá tener al menos dos métodos públicos, uno para vender (a cliente) y otro para comprar (a proveedor). En ambos casos deberá pasarse u</text:span><text:span text:style-name="T59">n único</text:span><text:span text:style-name="T58"> argumento con la cantidad </text:span><text:span text:style-name="T59">de unidades a vender o comprar,</text:span><text:span text:style-name="T58"> y </text:span><text:span text:style-name="T59">se </text:span><text:span text:style-name="T58">devolver</text:span><text:span text:style-name="T59">á</text:span><text:span text:style-name="T58"> </text:span><text:span text:style-name="T63">un valor indicando s</text:span><text:span text:style-name="T64">i fué posible realizar la o</text:span><text:span text:style-name="T65">peración o no.</text:span></text:p>
        </text:list-item>
        <text:list-item>
          <text:p text:style-name="P22"><text:span text:style-name="T58">D</text:span><text:span text:style-name="T62">eberá tener un método público que devuelva una cadena de texto </text:span><text:span text:style-name="T63">de una sola línea con </text:span><text:span text:style-name="T62">l</text:span><text:span text:style-name="T63">a información sobre dicho artículo</text:span><text:span text:style-name="T62">: </text:span><text:span text:style-name="T63">id, nombre, precios, IVA y stock.</text:span></text:p>
        </text:list-item>
        <text:list-item>
          <text:p text:style-name="P23"><text:span text:style-name="T65">En los casos en los que sea necesario, </text:span><text:span text:style-name="T64">l</text:span><text:span text:style-name="T63">os métodos públicos lanzar</text:span><text:span text:style-name="T65">án</text:span><text:span text:style-name="T63"> una e</text:span><text:span text:style-name="T65">xcepción</text:span><text:span text:style-name="T63"> si no es posible realizar la operación solicitada.</text:span></text:p>
        </text:list-item>
        <text:list-item>
          <text:p text:style-name="P24"><text:span text:style-name="T58">P</text:span><text:span text:style-name="T59">ueden implementarse </text:span><text:span text:style-name="T61">otros </text:span><text:span text:style-name="T59">métodos si se considera necesario.</text:span></text:p>
        </text:list-item>
        <text:list-item>
          <text:p text:style-name="P41"><text:span text:style-name="T59">E</text:span><text:span text:style-name="T55">s </text:span><text:span text:style-name="T59">obligatorio que es</text:span><text:span text:style-name="T55">ta clase no </text:span><text:span text:style-name="T59">realice</text:span><text:span text:style-name="T55"> ningún tipo de entrada por teclado ni salida por pantalla.</text:span></text:p>
        </text:list-item>
      </text:list>
      <text:p text:style-name="P48"/>
      <text:p text:style-name="P9"><text:span text:style-name="T90">C</text:span><text:span text:style-name="T92">lase ‘Tienda’</text:span><text:span text:style-name="T96"> </text:span><text:span text:style-name="T95">(2 puntos)</text:span></text:p>
      <text:list xml:id="list1540057193" text:style-name="L2">
        <text:list-item>
          <text:p text:style-name="P43"><text:span text:style-name="T63">C</text:span><text:span text:style-name="T53">ontendrá la función ‘main’ del programa</text:span><text:span text:style-name="T93">.</text:span></text:p>
        </text:list-item>
        <text:list-item>
          <text:p text:style-name="P36">Al iniciar el programa se mostrará por pantalla un menú principal con las siguientes opciones:</text:p>
          <text:list>
            <text:list-header>
              <text:p text:style-name="P36">1. Mostrar artículos.</text:p>
              <text:p text:style-name="P36">2. Venta a cliente.</text:p>
              <text:p text:style-name="P36">3. Compra a proveedor.</text:p>
              <text:p text:style-name="P36">4. Gestionar artículos.</text:p>
              <text:p text:style-name="P37">5. Salir.</text:p>
            </text:list-header>
          </text:list>
        </text:list-item>
        <text:list-item>
          <text:p text:style-name="P44"><text:span text:style-name="T53">La opción 1 mostrará </text:span><text:span text:style-name="T63">por pantalla la</text:span><text:span text:style-name="T53"> descripción de todos los artículos de la tienda.</text:span></text:p>
        </text:list-item>
        <text:list-item>
          <text:p text:style-name="P25"><text:span text:style-name="T62">La opción 2 permitirá </text:span><text:span text:style-name="T63">real</text:span><text:span text:style-name="T65">izar una venta</text:span><text:span text:style-name="T63">. Pedirá</text:span><text:span text:style-name="T64"> </text:span><text:span text:style-name="T65">los</text:span><text:span text:style-name="T63"> id</text:span><text:span text:style-name="T65">entificadores y cantidades</text:span><text:span text:style-name="T63"> </text:span><text:span text:style-name="T64">de l</text:span><text:span text:style-name="T65">os </text:span><text:span text:style-name="T64">artículo</text:span><text:span text:style-name="T65">s deseados </text:span><text:span text:style-name="T67">además del nombre del cliente.</text:span><text:span text:style-name="T65"> </text:span><text:span text:style-name="T67">M</text:span><text:span text:style-name="T65">ostrará</text:span><text:span text:style-name="T64"> e</text:span><text:span text:style-name="T65">l precio total y </text:span><text:span text:style-name="T67">p</text:span><text:span text:style-name="T65">edirá confirmar la venta.</text:span></text:p>
        </text:list-item>
        <text:list-item>
          <text:p text:style-name="P44"><text:span text:style-name="T53">La opción </text:span><text:span text:style-name="T65">3</text:span><text:span text:style-name="T53"> permitirá </text:span><text:span text:style-name="T63">real</text:span><text:span text:style-name="T65">izar una compra</text:span><text:span text:style-name="T63">. Pedirá</text:span><text:span text:style-name="T64"> </text:span><text:span text:style-name="T65">los</text:span><text:span text:style-name="T63"> id</text:span><text:span text:style-name="T65">entificadores y cantidades</text:span><text:span text:style-name="T63"> </text:span><text:span text:style-name="T64">de l</text:span><text:span text:style-name="T65">os </text:span><text:span text:style-name="T64">artículo</text:span><text:span text:style-name="T65">s deseados </text:span><text:span text:style-name="T67">además del nombre del proveedor.</text:span><text:span text:style-name="T65"> </text:span><text:span text:style-name="T67">M</text:span><text:span text:style-name="T65">ostrará</text:span><text:span text:style-name="T64"> e</text:span><text:span text:style-name="T65">l precio total y </text:span><text:span text:style-name="T67">p</text:span><text:span text:style-name="T65">edirá confirmar la </text:span><text:span text:style-name="T67">compra</text:span><text:span text:style-name="T65">.</text:span></text:p>
        </text:list-item>
        <text:list-item>
          <text:p text:style-name="P25"><text:span text:style-name="T62">La opción </text:span><text:span text:style-name="T65">4 mostrará un submenú </text:span><text:span text:style-name="T66">con cuatro opciones: ‘Añadir artículo’, ‘Editar artículo’, ‘Eliminar artículo’ y ‘Volver’. Las tres primeras opciones pedirán introducir la información necesaria y realizarán la operación si es posible. La cuarta opción volverá al menú principal.</text:span></text:p>
        </text:list-item>
        <text:list-item>
          <text:p text:style-name="P38">La opción 5 termina el programa.</text:p>
        </text:list-item>
        <text:list-item>
          <text:p text:style-name="P38"><text:soft-page-break/><text:span text:style-name="T102">El menú principal y el submenú se volverán a mostrar tras cada operación hasta que el usuario elija ‘Salir’ o ‘Volver’ según el caso.</text:span></text:p>
        </text:list-item>
        <text:list-item>
          <text:p text:style-name="P39">Toda interacción con el usuario deberá realizarse por entrada y salida estándar (teclado y pantalla).</text:p>
        </text:list-item>
        <text:list-item>
          <text:p text:style-name="P26"><text:span text:style-name="T67">Los artículos deberán almacenarse en memoria en alguna estructura de datos. N</text:span><text:span text:style-name="T65">o es necesari</text:span><text:span text:style-name="T89">o que haya</text:span><text:span text:style-name="T65"> persistencia de datos </text:span><text:span text:style-name="T89">(no se precisa utilizar ficheros)</text:span><text:span text:style-name="T65">.</text:span></text:p>
        </text:list-item>
        <text:list-item>
          <text:p text:style-name="P42"><text:span text:style-name="T63">Deberán manejarse los posibles errores </text:span><text:span text:style-name="T89">y excepciones </text:span><text:span text:style-name="T53">que puedan producirse.</text:span></text:p>
        </text:list-item>
        <text:list-item>
          <text:p text:style-name="P27"><text:span text:style-name="T71">No programes todo </text:span><text:span text:style-name="T72">directamente </text:span><text:span text:style-name="T71">en la función main. Implementa distintas funciones </text:span><text:span text:style-name="T72">adicionales </text:span><text:span text:style-name="T71">para que </text:span><text:span text:style-name="T69">el código </text:span><text:span text:style-name="T71">sea </text:span><text:span text:style-name="T70">lo </text:span><text:span text:style-name="T71">más modular.</text:span></text:p>
        </text:list-item>
        <text:list-item>
          <text:p text:style-name="P28"><text:span text:style-name="T71">E</text:span><text:span text:style-name="T70">s obligatorio utilizar la clase ‘Articulo’.</text:span></text:p>
        </text:list-item>
      </text:list>
      <text:p text:style-name="P6"/>
      <text:p text:style-name="P7"><text:span text:style-name="T99">Clase ‘Calculadora’ </text:span><text:span text:style-name="T100">(1 punto)</text:span></text:p>
      <text:list xml:id="list805484586" text:style-name="L3">
        <text:list-item>
          <text:p text:style-name="P29"><text:span text:style-name="T73">Interfaz gráfica tipo JFrame que ayude a </text:span><text:span text:style-name="T75">un empleado de la tienda a</text:span><text:span text:style-name="T73"> calcular el precio de venta de un artículo. Deberá contener los componentes necesarios para introducir </text:span><text:span text:style-name="T75">4 datos: </text:span><text:span text:style-name="T73">Precio de un artícul</text:span><text:span text:style-name="T75">o</text:span><text:span text:style-name="T73">, </text:span><text:span text:style-name="T75">u</text:span><text:span text:style-name="T73">nidades de dicho artículo, </text:span><text:span text:style-name="T75">d</text:span><text:span text:style-name="T73">escuento (%) </text:span><text:span text:style-name="T75">e </text:span><text:span text:style-name="T73">IVA (%). </text:span><text:span text:style-name="T75">También tendrá un botón </text:span><text:span text:style-name="T73">‘Calcular’ </text:span><text:span text:style-name="T75">que al presionarlo </text:span><text:span text:style-name="T73">mostrará </text:span><text:span text:style-name="T75">en un JLabel </text:span><text:span text:style-name="T73">el precio final </text:span><text:span text:style-name="T74">tras aplicar el descuento </text:span><text:span text:style-name="T75">y lego el IVA.</text:span></text:p>
        </text:list-item>
        <text:list-item>
          <text:p text:style-name="P29"><text:span text:style-name="T73">Compr</text:span><text:span text:style-name="T74">ueba</text:span><text:span text:style-name="T73"> </text:span><text:span text:style-name="T75">que </text:span><text:span text:style-name="T73">l</text:span><text:span text:style-name="T74">os</text:span><text:span text:style-name="T73"> d</text:span><text:span text:style-name="T74">atos </text:span><text:span text:style-name="T73">introducid</text:span><text:span text:style-name="T74">os </text:span><text:span text:style-name="T75">sean válidos y</text:span><text:span text:style-name="T73"> maneja </text:span><text:span text:style-name="T75">las </text:span><text:span text:style-name="T74">posibles</text:span><text:span text:style-name="T73"> excepciones. </text:span><text:span text:style-name="T75">En caso de error</text:span><text:span text:style-name="T73"> avisa al usuario </text:span><text:span text:style-name="T75">mediante un cuadro de diálogo.</text:span></text:p>
        </text:list-item>
        <text:list-item>
          <text:p text:style-name="P45"><text:span text:style-name="T73">L</text:span><text:span text:style-name="T68">a interfaz debe ser sencilla pero fácil de entender y de utilizar.</text:span></text:p>
        </text:list-item>
        <text:list-item>
          <text:p text:style-name="P40"><text:span text:style-name="T101">Esta clase es independiente de las dos anteriores (n</text:span>o es necesario utilizar ‘Artículo’ <text:span text:style-name="T101">ni ‘Tienda’).</text:span></text:p>
        </text:list-item>
      </text:list>
      <text:p text:style-name="P14">________________________________________________________________________________________</text:p>
      <text:p text:style-name="P16"><text:span text:style-name="T11">P</text:span><text:span text:style-name="T17">ROGRAMA</text:span><text:span text:style-name="T11"> </text:span><text:span text:style-name="T13">2</text:span><text:span text:style-name="T11"> </text:span><text:span text:style-name="T12">(</text:span><text:span text:style-name="T16">2</text:span><text:span text:style-name="T11"> </text:span><text:span text:style-name="T14">P</text:span><text:span text:style-name="T15">UNTOS</text:span><text:span text:style-name="T12">)</text:span></text:p>
      <text:p text:style-name="P5"><text:span text:style-name="T76">E</text:span><text:span text:style-name="T77">l </text:span><text:span text:style-name="T54">Agencia Estatal de Meteorología</text:span><text:span text:style-name="T78"> (AEMET) necesita un software de análisis de datos meteorológicos para e</text:span><text:span text:style-name="T85">studiar</text:span><text:span text:style-name="T78"> </text:span><text:span text:style-name="T85">los efectos d</text:span><text:span text:style-name="T78">el cambio climático </text:span><text:span text:style-name="T85">sobre Santa Cruz de Tenerife</text:span><text:span text:style-name="T78">. </text:span><text:span text:style-name="T85">Para ello t</text:span><text:span text:style-name="T78">e proporcionan </text:span><text:span text:style-name="T79">el </text:span><text:span text:style-name="T87">his</text:span><text:span text:style-name="T78">tórico de temperaturas </text:span><text:span text:style-name="T81">diarias </text:span><text:span text:style-name="T82">máximas y </text:span><text:span text:style-name="T78">mínimas </text:span><text:span text:style-name="T79">de </text:span><text:span text:style-name="T84">20 años</text:span><text:span text:style-name="T80"> </text:span><text:span text:style-name="T83">(descomprime el archivo </text:span><text:span text:style-name="T86">tenerife.zip</text:span><text:span text:style-name="T83">)</text:span><text:span text:style-name="T78">. </text:span><text:span text:style-name="T40">Crea un </text:span><text:span text:style-name="T42">programa </text:span><text:span text:style-name="T41">Ja</text:span><text:span text:style-name="T43">va </text:span><text:span text:style-name="T44">que haga lo indicado abajo.</text:span><text:span text:style-name="T31"> </text:span><text:span text:style-name="T44">Entrega el proyecto comprimido en ZIP.</text:span></text:p>
      <text:list xml:id="list361174558" text:style-name="L4">
        <text:list-item>
          <text:p text:style-name="P30"><text:span text:style-name="T26">Pedirá al usuario introducir por teclado el nombre de un archivo (por ejemplo “2007.txt”). Luego leerá los datos de</text:span><text:span text:style-name="T27">l</text:span><text:span text:style-name="T26"> archivo,</text:span><text:span text:style-name="T27"> m</text:span><text:span text:style-name="T29">ostrará por pantalla</text:span><text:span text:style-name="T27"> l</text:span><text:span text:style-name="T29">a siguiente información </text:span><text:span text:style-name="T30">y terminará.</text:span></text:p>
        </text:list-item>
      </text:list>
      <text:list xml:id="list2596856538" text:style-name="L5">
        <text:list-item>
          <text:list>
            <text:list-item>
              <text:p text:style-name="P31"><text:span text:style-name="T21">Temperatura</text:span><text:span text:style-name="T22"> </text:span><text:span text:style-name="T29">máxima </text:span><text:span text:style-name="T22">más alta </text:span><text:span text:style-name="T25">y más baja</text:span><text:span text:style-name="T22">.</text:span></text:p>
            </text:list-item>
            <text:list-item>
              <text:p text:style-name="P32"><text:span text:style-name="T21">Temperatura</text:span><text:span text:style-name="T22"> </text:span><text:span text:style-name="T29">mínima </text:span><text:span text:style-name="T22">más alta </text:span><text:span text:style-name="T25">y más baja</text:span><text:span text:style-name="T22">.</text:span></text:p>
            </text:list-item>
            <text:list-item>
              <text:p text:style-name="P33"><text:span text:style-name="T21">Temperatura </text:span><text:span text:style-name="T22">máxima </text:span><text:span text:style-name="T21">media (suma </text:span><text:span text:style-name="T23">de máximas</text:span><text:span text:style-name="T21"> / días)</text:span><text:span text:style-name="T24">.</text:span></text:p>
            </text:list-item>
            <text:list-item>
              <text:p text:style-name="P33"><text:span text:style-name="T21">Temperatura m</text:span><text:span text:style-name="T22">ínima</text:span><text:span text:style-name="T21"> media (suma d</text:span><text:span text:style-name="T23">e mínimas </text:span><text:span text:style-name="T21">/ días)</text:span><text:span text:style-name="T24">.</text:span></text:p>
            </text:list-item>
            <text:list-item>
              <text:p text:style-name="P31"><text:span text:style-name="T21">T</text:span><text:span text:style-name="T23">emperatura intermedia de las dos </text:span><text:span text:style-name="T25">medias </text:span><text:span text:style-name="T23">anteriores (suma de ambas / 2)</text:span></text:p>
            </text:list-item>
            <text:list-item>
              <text:p text:style-name="P46">Mayor diferencia de temperatura en un mismo día.</text:p>
            </text:list-item>
          </text:list>
        </text:list-item>
        <text:list-item>
          <text:p text:style-name="P47">Para que el programa sea eficiente, asegúrate de leer la información del archivo una sola vez.</text:p>
        </text:list-item>
        <text:list-item>
          <text:p text:style-name="P34"><text:span text:style-name="T27">Maneja los posibles errores y </text:span><text:span text:style-name="T28">excepciones. A</text:span><text:span text:style-name="T27">visar a</text:span><text:span text:style-name="T29">l</text:span><text:span text:style-name="T27"> usuario c</text:span><text:span text:style-name="T28">orrectamente en cada caso.</text:span></text:p>
        </text:list-item>
        <text:list-item>
          <text:p text:style-name="P34"><text:span text:style-name="T23">No escribas todo el código </text:span><text:span text:style-name="T25">directamente </text:span><text:span text:style-name="T23">en la función ‘main’, implementa funciones adicionales para evitar repetir código y que el programa sea modular.</text:span></text:p>
        </text:list-item>
      </text:list>
      <text:p text:style-name="P13">________________________________________________________________________________________</text:p>
      <text:p text:style-name="P17"><text:span text:style-name="T34">P</text:span><text:span text:style-name="T33">ROGRAMA</text:span><text:span text:style-name="T34"> </text:span><text:span text:style-name="T35">3</text:span><text:span text:style-name="T34"> </text:span><text:span text:style-name="T36">(</text:span><text:span text:style-name="T37">2</text:span><text:span text:style-name="T34"> </text:span><text:span text:style-name="T38">P</text:span><text:span text:style-name="T39">UNTOS</text:span><text:span text:style-name="T36">)</text:span></text:p>
      <text:p text:style-name="P19"><text:span text:style-name="T31">Crea una base de datos llamada ‘AGENDA’, en tu servidor MySQL local, con una tabla llamada ‘contactos’ formada por tres campos: id, nombre y teléfono. </text:span><text:span text:style-name="T44">Crea un programa en Java que funcione como una agenda telefónica sencilla con acceso a la base de datos indicada</text:span><text:span text:style-name="T31">. Deberá permitir </text:span><text:span text:style-name="T32">al usuario </text:span><text:span text:style-name="T31">realizar 4 acciones distintas: </text:span><text:span text:style-name="T32">mostrar todos los contactos, añadir contacto, editar contacto y eliminar contacto. El usuario interactuará mediante teclado y pantalla. Todos los cambios deberán registrarse correctamente en la base de datos. Maneja los posibles errores y excepciones, avisando al usuario según el caso. </text:span><text:span text:style-name="T45">Entrega el proyecto comprimido en un ZIP además de </text:span><text:span text:style-name="T46">la base de datos</text:span><text:span text:style-name="T45"> exportada en un archivo SQL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ca" fo:country="ES" fo:hyphenate="false"/>
    </style:style>
    <style:style style:name="Encabezado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Pie_20_de_20_página" style:display-name="Pie de página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ca" fo:country="ES"/>
    </style:style>
    <style:style style:name="Pie_20_de_20_página_20_Car" style:display-name="Pie de página Car" style:family="text" style:parent-style-name="Fuente_20_de_20_párrafo_20_predeter.">
      <style:text-properties fo:language="ca" fo:country="ES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.3472in, 0.6508in, 0.3035in, 0.7319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cabezado"><draw:frame draw:style-name="Mfr1" draw:name="4 Imagen" text:anchor-type="paragraph" svg:x="-0.0791in" svg:y="-0.3508in" svg:width="6.8161in" style:rel-width="scale" svg:height="0.7701in" style:rel-height="scale" draw:z-index="1"><draw:image xlink:href="Pictures/10000000000009AC000001ADE78570A4C8837FA2.jpg" xlink:type="simple" xlink:show="embed" xlink:actuate="onLoad" loext:mime-type="image/jpeg"/><svg:desc>cabecera ceed.jpg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4.2$Linux_X86_64 LibreOffice_project/60da17e045e08f1793c57c00ba83cdfce946d0aa</meta:generator>
    <meta:initial-creator>Vicente</meta:initial-creator>
    <meta:creation-date>2019-11-28T09:01:00Z</meta:creation-date>
    <dc:date>2020-06-01T00:16:10.461491956</dc:date>
    <meta:editing-cycles>48</meta:editing-cycles>
    <meta:editing-duration>PT10H50M27S</meta:editing-duration>
    <dc:creator>Lionel Tarazón</dc:creator>
    <meta:document-statistic meta:table-count="1" meta:image-count="1" meta:object-count="0" meta:page-count="2" meta:paragraph-count="56" meta:word-count="1076" meta:character-count="6725" meta:non-whitespace-character-count="5743"/>
    <meta:template xlink:type="simple" xlink:actuate="onRequest" xlink:title="" xlink:href="../Examen%20EVA%20Ordinaria.odt/Normal"/>
  </office:meta>
</office:document-meta>
</file>